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666666" style:font-name="Noto Sans" fo:font-size="10pt" officeooo:rsid="00653499" officeooo:paragraph-rsid="00653499"/>
    </style:style>
    <style:style style:name="P2" style:family="paragraph" style:parent-style-name="Standard">
      <style:text-properties style:font-name="Noto Sans" fo:font-size="22pt" officeooo:rsid="000a81f5" officeooo:paragraph-rsid="000a81f5"/>
    </style:style>
    <style:style style:name="P3" style:family="paragraph" style:parent-style-name="Standard">
      <style:paragraph-properties fo:text-align="justify" style:justify-single-word="false"/>
      <style:text-properties style:font-name="Noto Sans" fo:font-size="22pt" officeooo:rsid="00126e98" officeooo:paragraph-rsid="00126e98"/>
    </style:style>
    <style:style style:name="P4" style:family="paragraph" style:parent-style-name="Standard">
      <style:paragraph-properties fo:text-align="justify" style:justify-single-word="false"/>
      <style:text-properties style:font-name="Noto Sans" fo:font-size="22pt" officeooo:rsid="0022106c" officeooo:paragraph-rsid="0022106c"/>
    </style:style>
    <style:style style:name="P5" style:family="paragraph" style:parent-style-name="Standard">
      <style:paragraph-properties fo:text-align="justify" style:justify-single-word="false"/>
      <style:text-properties style:font-name="Noto Sans" fo:font-size="22pt" officeooo:rsid="0025c263" officeooo:paragraph-rsid="0025c263"/>
    </style:style>
    <style:style style:name="P6" style:family="paragraph" style:parent-style-name="Standard">
      <style:paragraph-properties fo:text-align="justify" style:justify-single-word="false"/>
      <style:text-properties style:font-name="Noto Sans" fo:font-size="22pt" officeooo:rsid="003e7e09" officeooo:paragraph-rsid="003e7e09"/>
    </style:style>
    <style:style style:name="P7" style:family="paragraph" style:parent-style-name="Standard">
      <style:paragraph-properties fo:text-align="justify" style:justify-single-word="false"/>
      <style:text-properties style:font-name="Noto Sans" fo:font-size="22pt" officeooo:rsid="00591031" officeooo:paragraph-rsid="0082d954"/>
    </style:style>
    <style:style style:name="P8" style:family="paragraph" style:parent-style-name="Standard">
      <style:paragraph-properties fo:text-align="justify" style:justify-single-word="false"/>
      <style:text-properties style:font-name="Noto Sans" fo:font-size="22pt" officeooo:rsid="008b8436" officeooo:paragraph-rsid="008b8436"/>
    </style:style>
    <style:style style:name="P9" style:family="paragraph" style:parent-style-name="Standard">
      <style:paragraph-properties fo:text-align="justify" style:justify-single-word="false"/>
      <style:text-properties style:font-name="Noto Sans" fo:font-size="22pt" officeooo:rsid="00a2ca26" officeooo:paragraph-rsid="00a2ca26"/>
    </style:style>
    <style:style style:name="P10" style:family="paragraph" style:parent-style-name="Standard">
      <style:paragraph-properties fo:text-align="justify" style:justify-single-word="false"/>
      <style:text-properties style:font-name="Noto Sans" fo:font-size="22pt" officeooo:rsid="00a34a20" officeooo:paragraph-rsid="00a34a20"/>
    </style:style>
    <style:style style:name="P11" style:family="paragraph" style:parent-style-name="Standard">
      <style:paragraph-properties fo:text-align="justify" style:justify-single-word="false"/>
      <style:text-properties style:font-name="Noto Sans" fo:font-size="22pt" officeooo:rsid="00a36834" officeooo:paragraph-rsid="00a36834"/>
    </style:style>
    <style:style style:name="P12" style:family="paragraph" style:parent-style-name="Standard">
      <style:paragraph-properties fo:text-align="justify" style:justify-single-word="false"/>
      <style:text-properties style:font-name="Noto Sans" fo:font-size="22pt" officeooo:rsid="00a4ccd0" officeooo:paragraph-rsid="00a4ccd0"/>
    </style:style>
    <style:style style:name="P13" style:family="paragraph" style:parent-style-name="Standard">
      <style:paragraph-properties fo:text-align="justify" style:justify-single-word="false"/>
      <style:text-properties style:font-name="Noto Sans" fo:font-size="22pt" officeooo:rsid="017db309" officeooo:paragraph-rsid="017db309"/>
    </style:style>
    <style:style style:name="P14" style:family="paragraph" style:parent-style-name="Standard">
      <style:paragraph-properties fo:text-align="justify" style:justify-single-word="false"/>
      <style:text-properties style:font-name="Noto Sans" fo:font-size="14pt" officeooo:rsid="000a81f5" officeooo:paragraph-rsid="000a81f5"/>
    </style:style>
    <style:style style:name="P15" style:family="paragraph" style:parent-style-name="Standard">
      <style:paragraph-properties fo:text-align="justify" style:justify-single-word="false"/>
      <style:text-properties style:font-name="Noto Sans" fo:font-size="14pt" officeooo:rsid="00126e98" officeooo:paragraph-rsid="00126e98"/>
    </style:style>
    <style:style style:name="P16" style:family="paragraph" style:parent-style-name="Standard">
      <style:paragraph-properties fo:text-align="justify" style:justify-single-word="false"/>
      <style:text-properties style:font-name="Noto Sans" fo:font-size="14pt" officeooo:rsid="0022106c" officeooo:paragraph-rsid="0022106c"/>
    </style:style>
    <style:style style:name="P17" style:family="paragraph" style:parent-style-name="Standard">
      <style:paragraph-properties fo:text-align="justify" style:justify-single-word="false"/>
      <style:text-properties style:font-name="Noto Sans" fo:font-size="14pt" officeooo:rsid="002723d3" officeooo:paragraph-rsid="002723d3"/>
    </style:style>
    <style:style style:name="P18" style:family="paragraph" style:parent-style-name="Standard">
      <style:paragraph-properties fo:text-align="justify" style:justify-single-word="false"/>
      <style:text-properties style:font-name="Noto Sans" fo:font-size="14pt" officeooo:rsid="002e32d0" officeooo:paragraph-rsid="002e32d0"/>
    </style:style>
    <style:style style:name="P19" style:family="paragraph" style:parent-style-name="Standard">
      <style:paragraph-properties fo:text-align="justify" style:justify-single-word="false"/>
      <style:text-properties style:font-name="Noto Sans" fo:font-size="14pt" officeooo:rsid="003053d9" officeooo:paragraph-rsid="003053d9"/>
    </style:style>
    <style:style style:name="P20" style:family="paragraph" style:parent-style-name="Standard">
      <style:paragraph-properties fo:text-align="justify" style:justify-single-word="false"/>
      <style:text-properties style:font-name="Noto Sans" fo:font-size="14pt" officeooo:rsid="003e7e09" officeooo:paragraph-rsid="003e7e09"/>
    </style:style>
    <style:style style:name="P21" style:family="paragraph" style:parent-style-name="Standard">
      <style:paragraph-properties fo:text-align="justify" style:justify-single-word="false"/>
      <style:text-properties style:font-name="Noto Sans" fo:font-size="14pt" officeooo:rsid="00591031" officeooo:paragraph-rsid="005e2437"/>
    </style:style>
    <style:style style:name="P22" style:family="paragraph" style:parent-style-name="Standard">
      <style:paragraph-properties fo:text-align="justify" style:justify-single-word="false"/>
      <style:text-properties style:font-name="Noto Sans" fo:font-size="14pt" officeooo:rsid="00591031" officeooo:paragraph-rsid="006dc945"/>
    </style:style>
    <style:style style:name="P23" style:family="paragraph" style:parent-style-name="Standard">
      <style:paragraph-properties fo:text-align="justify" style:justify-single-word="false"/>
      <style:text-properties style:font-name="Noto Sans" fo:font-size="14pt" officeooo:rsid="00591031" officeooo:paragraph-rsid="0082d954"/>
    </style:style>
    <style:style style:name="P24" style:family="paragraph" style:parent-style-name="Standard">
      <style:paragraph-properties fo:text-align="justify" style:justify-single-word="false"/>
      <style:text-properties style:font-name="Noto Sans" fo:font-size="14pt" officeooo:rsid="008e9828" officeooo:paragraph-rsid="008e9828"/>
    </style:style>
    <style:style style:name="P25" style:family="paragraph" style:parent-style-name="Standard">
      <style:paragraph-properties fo:text-align="justify" style:justify-single-word="false"/>
      <style:text-properties style:font-name="Noto Sans" fo:font-size="14pt" officeooo:rsid="008e9828" officeooo:paragraph-rsid="00add47b"/>
    </style:style>
    <style:style style:name="P26" style:family="paragraph" style:parent-style-name="Standard">
      <style:paragraph-properties fo:text-align="justify" style:justify-single-word="false"/>
      <style:text-properties style:font-name="Noto Sans" fo:font-size="14pt" officeooo:rsid="0094362c" officeooo:paragraph-rsid="008e9828"/>
    </style:style>
    <style:style style:name="P27" style:family="paragraph" style:parent-style-name="Standard">
      <style:paragraph-properties fo:text-align="justify" style:justify-single-word="false"/>
      <style:text-properties style:font-name="Noto Sans" fo:font-size="14pt" officeooo:rsid="0094362c" officeooo:paragraph-rsid="00add47b"/>
    </style:style>
    <style:style style:name="P28" style:family="paragraph" style:parent-style-name="Standard">
      <style:paragraph-properties fo:text-align="justify" style:justify-single-word="false"/>
      <style:text-properties style:font-name="Noto Sans" fo:font-size="14pt" officeooo:rsid="00b3b306" officeooo:paragraph-rsid="00b3b306"/>
    </style:style>
    <style:style style:name="P29" style:family="paragraph" style:parent-style-name="Standard">
      <style:paragraph-properties fo:text-align="justify" style:justify-single-word="false"/>
      <style:text-properties style:font-name="Noto Sans" fo:font-size="14pt" officeooo:rsid="00b67a1e" officeooo:paragraph-rsid="00b67a1e"/>
    </style:style>
    <style:style style:name="P30" style:family="paragraph" style:parent-style-name="Standard">
      <style:paragraph-properties fo:text-align="justify" style:justify-single-word="false"/>
      <style:text-properties style:font-name="Noto Sans" fo:font-size="14pt" officeooo:rsid="00b67a1e" officeooo:paragraph-rsid="00da7940"/>
    </style:style>
    <style:style style:name="P31" style:family="paragraph" style:parent-style-name="Standard">
      <style:paragraph-properties fo:text-align="justify" style:justify-single-word="false"/>
      <style:text-properties style:font-name="Noto Sans" fo:font-size="14pt" officeooo:rsid="00b67a1e" officeooo:paragraph-rsid="0115ba98"/>
    </style:style>
    <style:style style:name="P32" style:family="paragraph" style:parent-style-name="Standard">
      <style:paragraph-properties fo:text-align="justify" style:justify-single-word="false"/>
      <style:text-properties style:font-name="Noto Sans" fo:font-size="14pt" officeooo:rsid="00b67a1e" officeooo:paragraph-rsid="01180cf8"/>
    </style:style>
    <style:style style:name="P33" style:family="paragraph" style:parent-style-name="Standard">
      <style:paragraph-properties fo:text-align="justify" style:justify-single-word="false"/>
      <style:text-properties style:font-name="Noto Sans" fo:font-size="14pt" officeooo:rsid="00b67a1e" officeooo:paragraph-rsid="011ec140"/>
    </style:style>
    <style:style style:name="P34" style:family="paragraph" style:parent-style-name="Standard">
      <style:paragraph-properties fo:text-align="justify" style:justify-single-word="false"/>
      <style:text-properties style:font-name="Noto Sans" fo:font-size="14pt" officeooo:rsid="00b67a1e" officeooo:paragraph-rsid="013c7e47"/>
    </style:style>
    <style:style style:name="P35" style:family="paragraph" style:parent-style-name="Standard">
      <style:paragraph-properties fo:text-align="justify" style:justify-single-word="false"/>
      <style:text-properties style:font-name="Noto Sans" fo:font-size="14pt" officeooo:rsid="00b67a1e" officeooo:paragraph-rsid="0157c7db"/>
    </style:style>
    <style:style style:name="P36" style:family="paragraph" style:parent-style-name="Standard">
      <style:paragraph-properties fo:text-align="justify" style:justify-single-word="false"/>
      <style:text-properties style:font-name="Noto Sans" fo:font-size="14pt" officeooo:rsid="01103f22" officeooo:paragraph-rsid="0112f621"/>
    </style:style>
    <style:style style:name="P37" style:family="paragraph" style:parent-style-name="Standard">
      <style:paragraph-properties fo:text-align="justify" style:justify-single-word="false"/>
      <style:text-properties style:font-name="Noto Sans" fo:font-size="14pt" officeooo:rsid="00fdb9e2" officeooo:paragraph-rsid="0157c7db"/>
    </style:style>
    <style:style style:name="P38" style:family="paragraph" style:parent-style-name="Standard">
      <style:paragraph-properties fo:text-align="justify" style:justify-single-word="false"/>
      <style:text-properties style:font-name="Noto Sans" fo:font-size="14pt" officeooo:rsid="00b820f5" officeooo:paragraph-rsid="00b820f5"/>
    </style:style>
    <style:style style:name="P39" style:family="paragraph" style:parent-style-name="Standard">
      <style:paragraph-properties fo:text-align="justify" style:justify-single-word="false"/>
      <style:text-properties style:font-name="Noto Sans" fo:font-size="14pt" officeooo:rsid="0166cb2b" officeooo:paragraph-rsid="0166cb2b"/>
    </style:style>
    <style:style style:name="P40" style:family="paragraph" style:parent-style-name="Standard">
      <style:paragraph-properties fo:text-align="justify" style:justify-single-word="false"/>
      <style:text-properties style:font-name="Noto Sans" fo:font-size="14pt" officeooo:rsid="0176cb40" officeooo:paragraph-rsid="0176cb40"/>
    </style:style>
    <style:style style:name="P41" style:family="paragraph" style:parent-style-name="Standard">
      <style:paragraph-properties fo:text-align="justify" style:justify-single-word="false"/>
      <style:text-properties style:font-name="Noto Sans" fo:font-size="14pt" officeooo:rsid="0182d293" officeooo:paragraph-rsid="0182d293"/>
    </style:style>
    <style:style style:name="P42" style:family="paragraph" style:parent-style-name="Standard">
      <style:paragraph-properties fo:text-align="justify" style:justify-single-word="false"/>
      <style:text-properties style:font-name="Noto Sans" fo:font-size="26pt" officeooo:rsid="0082d954" officeooo:paragraph-rsid="0082d954"/>
    </style:style>
    <style:style style:name="P43" style:family="paragraph" style:parent-style-name="Standard">
      <style:paragraph-properties fo:text-align="justify" style:justify-single-word="false"/>
      <style:text-properties style:font-name="Noto Sans" fo:font-size="26pt" officeooo:rsid="00a17fc6" officeooo:paragraph-rsid="00a17fc6"/>
    </style:style>
    <style:style style:name="P44" style:family="paragraph" style:parent-style-name="Standard">
      <style:paragraph-properties fo:text-align="justify" style:justify-single-word="false" fo:break-before="page"/>
      <style:text-properties style:font-name="Noto Sans" fo:font-size="22pt" officeooo:rsid="0058d6f9" officeooo:paragraph-rsid="0058d6f9"/>
    </style:style>
    <style:style style:name="P45" style:family="paragraph" style:parent-style-name="Standard">
      <style:paragraph-properties fo:break-before="page"/>
      <style:text-properties style:font-name="Noto Sans" fo:font-size="26pt" officeooo:rsid="00070bc9" officeooo:paragraph-rsid="00070bc9"/>
    </style:style>
    <style:style style:name="P46" style:family="paragraph" style:parent-style-name="Standard">
      <style:paragraph-properties fo:margin-top="0.2374in" fo:margin-bottom="0.2374in" loext:contextual-spacing="false" fo:text-align="center" style:justify-single-word="false"/>
      <style:text-properties style:font-name="Noto Sans" fo:font-size="14pt" officeooo:rsid="00070bc9" officeooo:paragraph-rsid="00070bc9" style:font-size-asian="50pt" style:font-size-complex="50pt"/>
    </style:style>
    <style:style style:name="P47" style:family="paragraph" style:parent-style-name="Standard">
      <style:paragraph-properties fo:margin-top="0.2374in" fo:margin-bottom="0.2374in" loext:contextual-spacing="false" fo:text-align="center" style:justify-single-word="false"/>
      <style:text-properties style:font-name="Noto Sans" fo:font-size="14pt" officeooo:rsid="0048dae9" officeooo:paragraph-rsid="0048dae9" style:font-size-asian="50pt" style:font-size-complex="50pt"/>
    </style:style>
    <style:style style:name="P48" style:family="paragraph" style:parent-style-name="Standard">
      <style:paragraph-properties fo:margin-top="0in" fo:margin-bottom="0.2402in" loext:contextual-spacing="false" fo:text-align="center" style:justify-single-word="false"/>
      <style:text-properties style:font-name="Noto Sans" fo:font-size="14pt" officeooo:rsid="004b00ac" officeooo:paragraph-rsid="004b00ac" style:font-size-asian="50pt" style:font-size-complex="50pt"/>
    </style:style>
    <style:style style:name="P49" style:family="paragraph" style:parent-style-name="Standard">
      <style:paragraph-properties fo:text-align="justify" style:justify-single-word="false"/>
      <style:text-properties style:font-name="Noto Sans" fo:font-size="14pt" officeooo:rsid="017db309" officeooo:paragraph-rsid="017db309"/>
    </style:style>
    <style:style style:name="P50" style:family="paragraph" style:parent-style-name="Standard">
      <style:paragraph-properties fo:text-align="justify" style:justify-single-word="false"/>
      <style:text-properties style:font-name="Noto Sans" fo:font-size="14pt" officeooo:rsid="017db309" officeooo:paragraph-rsid="018b9d6d"/>
    </style:style>
    <style:style style:name="P51" style:family="paragraph" style:parent-style-name="Standard">
      <style:paragraph-properties fo:text-align="justify" style:justify-single-word="false"/>
      <style:text-properties style:font-name="Noto Sans" fo:font-size="14pt" officeooo:rsid="017db309" officeooo:paragraph-rsid="019a71db"/>
    </style:style>
    <style:style style:name="P52" style:family="paragraph" style:parent-style-name="Standard">
      <style:paragraph-properties fo:text-align="justify" style:justify-single-word="false"/>
      <style:text-properties style:font-name="Noto Sans" fo:font-size="14pt" officeooo:rsid="017db309" officeooo:paragraph-rsid="01a15180"/>
    </style:style>
    <style:style style:name="P53" style:family="paragraph" style:parent-style-name="Standard">
      <style:paragraph-properties fo:text-align="justify" style:justify-single-word="false"/>
      <style:text-properties style:font-name="Noto Sans" fo:font-size="14pt" officeooo:rsid="018b9d6d" officeooo:paragraph-rsid="018b9d6d"/>
    </style:style>
    <style:style style:name="P54" style:family="paragraph" style:parent-style-name="Standard">
      <style:paragraph-properties fo:text-align="justify" style:justify-single-word="false"/>
      <style:text-properties style:font-name="Noto Sans" fo:font-size="14pt" officeooo:rsid="018b9d6d" officeooo:paragraph-rsid="019a71db"/>
    </style:style>
    <style:style style:name="P55" style:family="paragraph" style:parent-style-name="Standard">
      <style:paragraph-properties fo:text-align="justify" style:justify-single-word="false"/>
      <style:text-properties style:font-name="Noto Sans" fo:font-size="14pt" officeooo:rsid="018b9d6d" officeooo:paragraph-rsid="01a15180"/>
    </style:style>
    <style:style style:name="P56" style:family="paragraph" style:parent-style-name="Standard">
      <style:paragraph-properties fo:text-align="justify" style:justify-single-word="false"/>
      <style:text-properties style:font-name="Noto Sans" fo:font-size="14pt" officeooo:rsid="0182d293" officeooo:paragraph-rsid="0182d293"/>
    </style:style>
    <style:style style:name="P57" style:family="paragraph" style:parent-style-name="Standard">
      <style:paragraph-properties fo:text-align="justify" style:justify-single-word="false"/>
      <style:text-properties style:font-name="Noto Sans" fo:font-size="14pt" officeooo:rsid="0182d293" officeooo:paragraph-rsid="01983154"/>
    </style:style>
    <style:style style:name="P58" style:family="paragraph" style:parent-style-name="Standard">
      <style:paragraph-properties fo:text-align="justify" style:justify-single-word="false"/>
      <style:text-properties style:font-name="Noto Sans" fo:font-size="14pt" officeooo:rsid="0182d293" officeooo:paragraph-rsid="019a71db"/>
    </style:style>
    <style:style style:name="P59" style:family="paragraph" style:parent-style-name="Standard">
      <style:paragraph-properties fo:text-align="justify" style:justify-single-word="false"/>
      <style:text-properties style:font-name="Noto Sans" fo:font-size="14pt" officeooo:rsid="0182d293" officeooo:paragraph-rsid="01a15180"/>
    </style:style>
    <style:style style:name="P60" style:family="paragraph" style:parent-style-name="Standard">
      <style:paragraph-properties fo:text-align="justify" style:justify-single-word="false"/>
      <style:text-properties style:font-name="Noto Sans" fo:font-size="14pt" officeooo:rsid="0094362c" officeooo:paragraph-rsid="00add47b"/>
    </style:style>
    <style:style style:name="P61" style:family="paragraph" style:parent-style-name="Standard">
      <style:paragraph-properties fo:text-align="justify" style:justify-single-word="false"/>
      <style:text-properties style:font-name="Noto Sans" fo:font-size="14pt" officeooo:rsid="0094362c" officeooo:paragraph-rsid="019a71db"/>
    </style:style>
    <style:style style:name="P62" style:family="paragraph" style:parent-style-name="Standard">
      <style:paragraph-properties fo:text-align="justify" style:justify-single-word="false"/>
      <style:text-properties style:font-name="Noto Sans" fo:font-size="14pt" officeooo:rsid="0094362c" officeooo:paragraph-rsid="01a15180"/>
    </style:style>
    <style:style style:name="P63" style:family="paragraph" style:parent-style-name="Standard">
      <style:paragraph-properties fo:text-align="justify" style:justify-single-word="false"/>
      <style:text-properties style:font-name="Noto Sans" fo:font-size="14pt" officeooo:rsid="019145eb" officeooo:paragraph-rsid="019145eb"/>
    </style:style>
    <style:style style:name="P64" style:family="paragraph" style:parent-style-name="Standard">
      <style:paragraph-properties fo:text-align="justify" style:justify-single-word="false"/>
      <style:text-properties style:font-name="Noto Sans" fo:font-size="14pt" officeooo:rsid="019145eb" officeooo:paragraph-rsid="019a71db"/>
    </style:style>
    <style:style style:name="P65" style:family="paragraph" style:parent-style-name="Standard">
      <style:paragraph-properties fo:text-align="justify" style:justify-single-word="false"/>
      <style:text-properties style:font-name="Noto Sans" fo:font-size="14pt" officeooo:rsid="019145eb" officeooo:paragraph-rsid="01a15180"/>
    </style:style>
    <style:style style:name="P66" style:family="paragraph" style:parent-style-name="Standard">
      <style:paragraph-properties fo:text-align="justify" style:justify-single-word="false"/>
      <style:text-properties style:font-name="Noto Sans" fo:font-size="14pt" officeooo:rsid="019496ca" officeooo:paragraph-rsid="019496ca"/>
    </style:style>
    <style:style style:name="P67" style:family="paragraph" style:parent-style-name="Standard">
      <style:paragraph-properties fo:text-align="justify" style:justify-single-word="false"/>
      <style:text-properties style:font-name="Noto Sans" fo:font-size="14pt" officeooo:rsid="019496ca" officeooo:paragraph-rsid="019a71db"/>
    </style:style>
    <style:style style:name="P68" style:family="paragraph" style:parent-style-name="Standard">
      <style:paragraph-properties fo:text-align="justify" style:justify-single-word="false"/>
      <style:text-properties style:font-name="Noto Sans" fo:font-size="14pt" officeooo:rsid="019496ca" officeooo:paragraph-rsid="01a15180"/>
    </style:style>
    <style:style style:name="P69" style:family="paragraph" style:parent-style-name="Standard">
      <style:paragraph-properties fo:text-align="justify" style:justify-single-word="false"/>
      <style:text-properties style:font-name="Noto Sans" fo:font-size="14pt" officeooo:rsid="000a81f5" officeooo:paragraph-rsid="019a71db"/>
    </style:style>
    <style:style style:name="P70" style:family="paragraph" style:parent-style-name="Standard">
      <style:paragraph-properties fo:text-align="justify" style:justify-single-word="false"/>
      <style:text-properties style:font-name="Noto Sans" fo:font-size="14pt" officeooo:rsid="000a81f5" officeooo:paragraph-rsid="01a15180"/>
    </style:style>
    <style:style style:name="P71" style:family="paragraph" style:parent-style-name="Standard">
      <style:paragraph-properties fo:text-align="justify" style:justify-single-word="false"/>
      <style:text-properties style:font-name="Noto Sans" fo:font-size="14pt" officeooo:rsid="00126e98" officeooo:paragraph-rsid="019a71db"/>
    </style:style>
    <style:style style:name="P72" style:family="paragraph" style:parent-style-name="Standard">
      <style:paragraph-properties fo:text-align="justify" style:justify-single-word="false"/>
      <style:text-properties style:font-name="Noto Sans" fo:font-size="14pt" officeooo:rsid="00126e98" officeooo:paragraph-rsid="01a15180"/>
    </style:style>
    <style:style style:name="P73" style:family="paragraph" style:parent-style-name="Standard">
      <style:paragraph-properties fo:text-align="justify" style:justify-single-word="false"/>
      <style:text-properties style:font-name="Noto Sans" fo:font-size="14pt" officeooo:rsid="0022106c" officeooo:paragraph-rsid="019a71db"/>
    </style:style>
    <style:style style:name="P74" style:family="paragraph" style:parent-style-name="Standard">
      <style:paragraph-properties fo:text-align="justify" style:justify-single-word="false"/>
      <style:text-properties style:font-name="Noto Sans" fo:font-size="14pt" officeooo:rsid="0022106c" officeooo:paragraph-rsid="01a15180"/>
    </style:style>
    <style:style style:name="P75" style:family="paragraph" style:parent-style-name="Standard">
      <style:paragraph-properties fo:text-align="justify" style:justify-single-word="false"/>
      <style:text-properties style:font-name="Noto Sans" fo:font-size="14pt" officeooo:rsid="002723d3" officeooo:paragraph-rsid="019a71db"/>
    </style:style>
    <style:style style:name="P76" style:family="paragraph" style:parent-style-name="Standard">
      <style:paragraph-properties fo:text-align="justify" style:justify-single-word="false"/>
      <style:text-properties style:font-name="Noto Sans" fo:font-size="14pt" officeooo:rsid="002723d3" officeooo:paragraph-rsid="01a15180"/>
    </style:style>
    <style:style style:name="P77" style:family="paragraph" style:parent-style-name="Standard">
      <style:paragraph-properties fo:text-align="justify" style:justify-single-word="false"/>
      <style:text-properties style:font-name="Noto Sans" fo:font-size="14pt" officeooo:rsid="002e32d0" officeooo:paragraph-rsid="019a71db"/>
    </style:style>
    <style:style style:name="P78" style:family="paragraph" style:parent-style-name="Standard">
      <style:paragraph-properties fo:text-align="justify" style:justify-single-word="false"/>
      <style:text-properties style:font-name="Noto Sans" fo:font-size="14pt" officeooo:rsid="002e32d0" officeooo:paragraph-rsid="01a15180"/>
    </style:style>
    <style:style style:name="P79" style:family="paragraph" style:parent-style-name="Standard">
      <style:paragraph-properties fo:text-align="justify" style:justify-single-word="false"/>
      <style:text-properties style:font-name="Noto Sans" fo:font-size="14pt" officeooo:rsid="003053d9" officeooo:paragraph-rsid="019a71db"/>
    </style:style>
    <style:style style:name="P80" style:family="paragraph" style:parent-style-name="Standard">
      <style:paragraph-properties fo:text-align="justify" style:justify-single-word="false"/>
      <style:text-properties style:font-name="Noto Sans" fo:font-size="14pt" officeooo:rsid="003053d9" officeooo:paragraph-rsid="01a15180"/>
    </style:style>
    <style:style style:name="P81" style:family="paragraph" style:parent-style-name="Standard">
      <style:paragraph-properties fo:text-align="justify" style:justify-single-word="false"/>
      <style:text-properties style:font-name="Noto Sans" fo:font-size="14pt" officeooo:rsid="003e7e09" officeooo:paragraph-rsid="019a71db"/>
    </style:style>
    <style:style style:name="P82" style:family="paragraph" style:parent-style-name="Standard">
      <style:paragraph-properties fo:text-align="justify" style:justify-single-word="false"/>
      <style:text-properties style:font-name="Noto Sans" fo:font-size="14pt" officeooo:rsid="003e7e09" officeooo:paragraph-rsid="01a15180"/>
    </style:style>
    <style:style style:name="P83" style:family="paragraph" style:parent-style-name="Standard">
      <style:paragraph-properties fo:text-align="justify" style:justify-single-word="false"/>
      <style:text-properties style:font-name="Noto Sans" fo:font-size="14pt" officeooo:rsid="00591031" officeooo:paragraph-rsid="019a71db"/>
    </style:style>
    <style:style style:name="P84" style:family="paragraph" style:parent-style-name="Standard">
      <style:paragraph-properties fo:text-align="justify" style:justify-single-word="false"/>
      <style:text-properties style:font-name="Noto Sans" fo:font-size="14pt" officeooo:rsid="00591031" officeooo:paragraph-rsid="01a15180"/>
    </style:style>
    <style:style style:name="P85" style:family="paragraph" style:parent-style-name="Standard">
      <style:paragraph-properties fo:text-align="justify" style:justify-single-word="false"/>
      <style:text-properties style:font-name="Noto Sans" fo:font-size="14pt" officeooo:rsid="008e9828" officeooo:paragraph-rsid="019a71db"/>
    </style:style>
    <style:style style:name="P86" style:family="paragraph" style:parent-style-name="Standard">
      <style:paragraph-properties fo:text-align="justify" style:justify-single-word="false"/>
      <style:text-properties style:font-name="Noto Sans" fo:font-size="14pt" officeooo:rsid="008e9828" officeooo:paragraph-rsid="01a15180"/>
    </style:style>
    <style:style style:name="P87" style:family="paragraph" style:parent-style-name="Standard">
      <style:paragraph-properties fo:text-align="justify" style:justify-single-word="false"/>
      <style:text-properties style:font-name="Noto Sans" fo:font-size="14pt" officeooo:rsid="00b3b306" officeooo:paragraph-rsid="019a71db"/>
    </style:style>
    <style:style style:name="P88" style:family="paragraph" style:parent-style-name="Standard">
      <style:paragraph-properties fo:text-align="justify" style:justify-single-word="false"/>
      <style:text-properties style:font-name="Noto Sans" fo:font-size="14pt" officeooo:rsid="00b3b306" officeooo:paragraph-rsid="01a15180"/>
    </style:style>
    <style:style style:name="P89" style:family="paragraph" style:parent-style-name="Standard">
      <style:paragraph-properties fo:text-align="justify" style:justify-single-word="false"/>
      <style:text-properties style:font-name="Noto Sans" fo:font-size="14pt" officeooo:rsid="00b67a1e" officeooo:paragraph-rsid="019a71db"/>
    </style:style>
    <style:style style:name="P90" style:family="paragraph" style:parent-style-name="Standard">
      <style:paragraph-properties fo:text-align="justify" style:justify-single-word="false"/>
      <style:text-properties style:font-name="Noto Sans" fo:font-size="14pt" officeooo:rsid="00b67a1e" officeooo:paragraph-rsid="01a15180"/>
    </style:style>
    <style:style style:name="P91" style:family="paragraph" style:parent-style-name="Standard">
      <style:paragraph-properties fo:text-align="justify" style:justify-single-word="false"/>
      <style:text-properties style:font-name="Noto Sans" fo:font-size="14pt" officeooo:rsid="00b820f5" officeooo:paragraph-rsid="019a71db"/>
    </style:style>
    <style:style style:name="P92" style:family="paragraph" style:parent-style-name="Standard">
      <style:paragraph-properties fo:text-align="justify" style:justify-single-word="false"/>
      <style:text-properties style:font-name="Noto Sans" fo:font-size="14pt" officeooo:rsid="00b820f5" officeooo:paragraph-rsid="01a15180"/>
    </style:style>
    <style:style style:name="P93" style:family="paragraph" style:parent-style-name="Standard">
      <style:paragraph-properties fo:text-align="justify" style:justify-single-word="false"/>
      <style:text-properties style:font-name="Noto Sans" fo:font-size="14pt" officeooo:rsid="0176cb40" officeooo:paragraph-rsid="019a71db"/>
    </style:style>
    <style:style style:name="P94" style:family="paragraph" style:parent-style-name="Standard">
      <style:paragraph-properties fo:text-align="justify" style:justify-single-word="false"/>
      <style:text-properties style:font-name="Noto Sans" fo:font-size="14pt" officeooo:rsid="0176cb40" officeooo:paragraph-rsid="01a15180"/>
    </style:style>
    <style:style style:name="P95" style:family="paragraph" style:parent-style-name="Standard">
      <style:paragraph-properties fo:text-align="justify" style:justify-single-word="false"/>
      <style:text-properties style:font-name="Noto Sans" fo:font-size="14pt" officeooo:rsid="0166cb2b" officeooo:paragraph-rsid="019a71db"/>
    </style:style>
    <style:style style:name="P96" style:family="paragraph" style:parent-style-name="Standard">
      <style:paragraph-properties fo:text-align="justify" style:justify-single-word="false"/>
      <style:text-properties style:font-name="Noto Sans" fo:font-size="14pt" officeooo:rsid="0166cb2b" officeooo:paragraph-rsid="01a15180"/>
    </style:style>
    <style:style style:name="P97" style:family="paragraph" style:parent-style-name="Standard">
      <style:paragraph-properties fo:text-align="justify" style:justify-single-word="false"/>
      <style:text-properties style:font-name="Noto Sans" fo:font-size="14pt" officeooo:rsid="00fdb9e2" officeooo:paragraph-rsid="019a71db"/>
    </style:style>
    <style:style style:name="P98" style:family="paragraph" style:parent-style-name="Standard">
      <style:paragraph-properties fo:text-align="justify" style:justify-single-word="false"/>
      <style:text-properties style:font-name="Noto Sans" fo:font-size="14pt" officeooo:rsid="00fdb9e2" officeooo:paragraph-rsid="01a15180"/>
    </style:style>
    <style:style style:name="P99" style:family="paragraph" style:parent-style-name="Standard">
      <style:paragraph-properties fo:text-align="justify" style:justify-single-word="false"/>
      <style:text-properties style:font-name="Noto Sans" fo:font-size="14pt" officeooo:rsid="01103f22" officeooo:paragraph-rsid="019a71db"/>
    </style:style>
    <style:style style:name="P100" style:family="paragraph" style:parent-style-name="Standard">
      <style:paragraph-properties fo:text-align="justify" style:justify-single-word="false"/>
      <style:text-properties style:font-name="Noto Sans" fo:font-size="14pt" officeooo:rsid="01103f22" officeooo:paragraph-rsid="01a15180"/>
    </style:style>
    <style:style style:name="P101" style:family="paragraph" style:parent-style-name="Standard">
      <style:paragraph-properties fo:text-align="justify" style:justify-single-word="false"/>
      <style:text-properties style:font-name="Noto Sans" fo:font-size="14pt" officeooo:rsid="01a00ae8" officeooo:paragraph-rsid="01a00ae8"/>
    </style:style>
    <style:style style:name="P102" style:family="paragraph" style:parent-style-name="Standard">
      <style:paragraph-properties fo:text-align="justify" style:justify-single-word="false"/>
      <style:text-properties style:font-name="Noto Sans" fo:font-size="14pt" officeooo:rsid="01a00ae8" officeooo:paragraph-rsid="01a15180"/>
    </style:style>
    <style:style style:name="P103" style:family="paragraph" style:parent-style-name="Standard">
      <style:paragraph-properties fo:text-align="justify" style:justify-single-word="false"/>
      <style:text-properties style:font-name="Noto Sans" fo:font-size="22pt" officeooo:rsid="019145eb" officeooo:paragraph-rsid="019145eb"/>
    </style:style>
    <style:style style:name="P104" style:family="paragraph" style:parent-style-name="Standard">
      <style:paragraph-properties fo:text-align="justify" style:justify-single-word="false"/>
      <style:text-properties style:font-name="Noto Sans" fo:font-size="22pt" officeooo:rsid="019145eb" officeooo:paragraph-rsid="019a71db"/>
    </style:style>
    <style:style style:name="P105" style:family="paragraph" style:parent-style-name="Standard">
      <style:paragraph-properties fo:text-align="justify" style:justify-single-word="false"/>
      <style:text-properties style:font-name="Noto Sans" fo:font-size="22pt" officeooo:rsid="019145eb" officeooo:paragraph-rsid="01a15180"/>
    </style:style>
    <style:style style:name="P106" style:family="paragraph" style:parent-style-name="Standard">
      <style:text-properties style:font-name="Noto Sans" fo:font-size="22pt" officeooo:rsid="000a81f5" officeooo:paragraph-rsid="019a71db"/>
    </style:style>
    <style:style style:name="P107" style:family="paragraph" style:parent-style-name="Standard">
      <style:text-properties style:font-name="Noto Sans" fo:font-size="22pt" officeooo:rsid="000a81f5" officeooo:paragraph-rsid="01a15180"/>
    </style:style>
    <style:style style:name="P108" style:family="paragraph" style:parent-style-name="Standard">
      <style:paragraph-properties fo:text-align="justify" style:justify-single-word="false"/>
      <style:text-properties style:font-name="Noto Sans" fo:font-size="22pt" officeooo:rsid="00126e98" officeooo:paragraph-rsid="019a71db"/>
    </style:style>
    <style:style style:name="P109" style:family="paragraph" style:parent-style-name="Standard">
      <style:paragraph-properties fo:text-align="justify" style:justify-single-word="false"/>
      <style:text-properties style:font-name="Noto Sans" fo:font-size="22pt" officeooo:rsid="00126e98" officeooo:paragraph-rsid="01a15180"/>
    </style:style>
    <style:style style:name="P110" style:family="paragraph" style:parent-style-name="Standard">
      <style:paragraph-properties fo:text-align="justify" style:justify-single-word="false"/>
      <style:text-properties style:font-name="Noto Sans" fo:font-size="22pt" officeooo:rsid="0022106c" officeooo:paragraph-rsid="019a71db"/>
    </style:style>
    <style:style style:name="P111" style:family="paragraph" style:parent-style-name="Standard">
      <style:paragraph-properties fo:text-align="justify" style:justify-single-word="false"/>
      <style:text-properties style:font-name="Noto Sans" fo:font-size="22pt" officeooo:rsid="0022106c" officeooo:paragraph-rsid="01a15180"/>
    </style:style>
    <style:style style:name="P112" style:family="paragraph" style:parent-style-name="Standard">
      <style:paragraph-properties fo:text-align="justify" style:justify-single-word="false"/>
      <style:text-properties style:font-name="Noto Sans" fo:font-size="22pt" officeooo:rsid="0025c263" officeooo:paragraph-rsid="019a71db"/>
    </style:style>
    <style:style style:name="P113" style:family="paragraph" style:parent-style-name="Standard">
      <style:paragraph-properties fo:text-align="justify" style:justify-single-word="false"/>
      <style:text-properties style:font-name="Noto Sans" fo:font-size="22pt" officeooo:rsid="0025c263" officeooo:paragraph-rsid="01a15180"/>
    </style:style>
    <style:style style:name="P114" style:family="paragraph" style:parent-style-name="Standard">
      <style:paragraph-properties fo:text-align="justify" style:justify-single-word="false"/>
      <style:text-properties style:font-name="Noto Sans" fo:font-size="22pt" officeooo:rsid="003e7e09" officeooo:paragraph-rsid="019a71db"/>
    </style:style>
    <style:style style:name="P115" style:family="paragraph" style:parent-style-name="Standard">
      <style:paragraph-properties fo:text-align="justify" style:justify-single-word="false"/>
      <style:text-properties style:font-name="Noto Sans" fo:font-size="22pt" officeooo:rsid="003e7e09" officeooo:paragraph-rsid="01a15180"/>
    </style:style>
    <style:style style:name="P116" style:family="paragraph" style:parent-style-name="Standard">
      <style:paragraph-properties fo:text-align="justify" style:justify-single-word="false"/>
      <style:text-properties style:font-name="Noto Sans" fo:font-size="22pt" officeooo:rsid="00591031" officeooo:paragraph-rsid="019a71db"/>
    </style:style>
    <style:style style:name="P117" style:family="paragraph" style:parent-style-name="Standard">
      <style:paragraph-properties fo:text-align="justify" style:justify-single-word="false"/>
      <style:text-properties style:font-name="Noto Sans" fo:font-size="22pt" officeooo:rsid="00591031" officeooo:paragraph-rsid="01a15180"/>
    </style:style>
    <style:style style:name="P118" style:family="paragraph" style:parent-style-name="Standard">
      <style:paragraph-properties fo:text-align="justify" style:justify-single-word="false"/>
      <style:text-properties style:font-name="Noto Sans" fo:font-size="22pt" officeooo:rsid="008b8436" officeooo:paragraph-rsid="019a71db"/>
    </style:style>
    <style:style style:name="P119" style:family="paragraph" style:parent-style-name="Standard">
      <style:paragraph-properties fo:text-align="justify" style:justify-single-word="false"/>
      <style:text-properties style:font-name="Noto Sans" fo:font-size="22pt" officeooo:rsid="008b8436" officeooo:paragraph-rsid="01a15180"/>
    </style:style>
    <style:style style:name="P120" style:family="paragraph" style:parent-style-name="Standard">
      <style:paragraph-properties fo:text-align="justify" style:justify-single-word="false"/>
      <style:text-properties style:font-name="Noto Sans" fo:font-size="22pt" officeooo:rsid="00a2ca26" officeooo:paragraph-rsid="019a71db"/>
    </style:style>
    <style:style style:name="P121" style:family="paragraph" style:parent-style-name="Standard">
      <style:paragraph-properties fo:text-align="justify" style:justify-single-word="false"/>
      <style:text-properties style:font-name="Noto Sans" fo:font-size="22pt" officeooo:rsid="00a2ca26" officeooo:paragraph-rsid="01a15180"/>
    </style:style>
    <style:style style:name="P122" style:family="paragraph" style:parent-style-name="Standard">
      <style:paragraph-properties fo:text-align="justify" style:justify-single-word="false"/>
      <style:text-properties style:font-name="Noto Sans" fo:font-size="22pt" officeooo:rsid="00a34a20" officeooo:paragraph-rsid="019a71db"/>
    </style:style>
    <style:style style:name="P123" style:family="paragraph" style:parent-style-name="Standard">
      <style:paragraph-properties fo:text-align="justify" style:justify-single-word="false"/>
      <style:text-properties style:font-name="Noto Sans" fo:font-size="22pt" officeooo:rsid="00a34a20" officeooo:paragraph-rsid="01a15180"/>
    </style:style>
    <style:style style:name="P124" style:family="paragraph" style:parent-style-name="Standard">
      <style:paragraph-properties fo:text-align="justify" style:justify-single-word="false"/>
      <style:text-properties style:font-name="Noto Sans" fo:font-size="22pt" officeooo:rsid="017db309" officeooo:paragraph-rsid="019a71db"/>
    </style:style>
    <style:style style:name="P125" style:family="paragraph" style:parent-style-name="Standard">
      <style:paragraph-properties fo:text-align="justify" style:justify-single-word="false"/>
      <style:text-properties style:font-name="Noto Sans" fo:font-size="22pt" officeooo:rsid="017db309" officeooo:paragraph-rsid="01a15180"/>
    </style:style>
    <style:style style:name="P126" style:family="paragraph" style:parent-style-name="Standard">
      <style:paragraph-properties fo:text-align="justify" style:justify-single-word="false"/>
      <style:text-properties style:font-name="Noto Sans" fo:font-size="22pt" officeooo:rsid="00a36834" officeooo:paragraph-rsid="019a71db"/>
    </style:style>
    <style:style style:name="P127" style:family="paragraph" style:parent-style-name="Standard">
      <style:paragraph-properties fo:text-align="justify" style:justify-single-word="false"/>
      <style:text-properties style:font-name="Noto Sans" fo:font-size="22pt" officeooo:rsid="00a36834" officeooo:paragraph-rsid="01a15180"/>
    </style:style>
    <style:style style:name="P128" style:family="paragraph" style:parent-style-name="Standard">
      <style:paragraph-properties fo:text-align="justify" style:justify-single-word="false"/>
      <style:text-properties style:font-name="Noto Sans" fo:font-size="26pt" officeooo:rsid="0082d954" officeooo:paragraph-rsid="019a71db"/>
    </style:style>
    <style:style style:name="P129" style:family="paragraph" style:parent-style-name="Standard">
      <style:paragraph-properties fo:text-align="justify" style:justify-single-word="false"/>
      <style:text-properties style:font-name="Noto Sans" fo:font-size="26pt" officeooo:rsid="0082d954" officeooo:paragraph-rsid="01a15180"/>
    </style:style>
    <style:style style:name="P130" style:family="paragraph" style:parent-style-name="Standard">
      <style:paragraph-properties fo:text-align="justify" style:justify-single-word="false"/>
      <style:text-properties style:font-name="Noto Sans" fo:font-size="26pt" officeooo:rsid="00a17fc6" officeooo:paragraph-rsid="019a71db"/>
    </style:style>
    <style:style style:name="P131" style:family="paragraph" style:parent-style-name="Standard">
      <style:paragraph-properties fo:text-align="justify" style:justify-single-word="false"/>
      <style:text-properties style:font-name="Noto Sans" fo:font-size="26pt" officeooo:rsid="00a17fc6" officeooo:paragraph-rsid="01a15180"/>
    </style:style>
    <style:style style:name="P132" style:family="paragraph" style:parent-style-name="Standard">
      <style:paragraph-properties fo:margin-top="0.6799in" fo:margin-bottom="0.2402in" loext:contextual-spacing="false" fo:text-align="center" style:justify-single-word="false"/>
      <style:text-properties style:font-name="Noto Sans" fo:font-size="50pt" officeooo:rsid="00070bc9" officeooo:paragraph-rsid="01a15180" style:font-size-asian="50pt" style:font-size-complex="50pt"/>
    </style:style>
    <style:style style:name="P133" style:family="paragraph" style:parent-style-name="Standard">
      <style:paragraph-properties fo:margin-top="0.6799in" fo:margin-bottom="0.2402in" loext:contextual-spacing="false" fo:text-align="justify" style:justify-single-word="false"/>
      <style:text-properties style:font-name="Noto Sans" fo:font-size="14pt" officeooo:rsid="0182d293" officeooo:paragraph-rsid="01a15180"/>
    </style:style>
    <style:style style:name="P134" style:family="paragraph" style:parent-style-name="Standard">
      <style:paragraph-properties fo:margin-top="0.2374in" fo:margin-bottom="0.2374in" loext:contextual-spacing="false" fo:text-align="center" style:justify-single-word="false"/>
      <style:text-properties style:font-name="Noto Sans" fo:font-size="14pt" officeooo:rsid="00070bc9" officeooo:paragraph-rsid="019a71db" style:font-size-asian="50pt" style:font-size-complex="50pt"/>
    </style:style>
    <style:style style:name="P135" style:family="paragraph" style:parent-style-name="Standard">
      <style:paragraph-properties fo:margin-top="0.2374in" fo:margin-bottom="0.2374in" loext:contextual-spacing="false" fo:text-align="center" style:justify-single-word="false"/>
      <style:text-properties style:font-name="Noto Sans" fo:font-size="14pt" officeooo:rsid="00070bc9" officeooo:paragraph-rsid="01a15180" style:font-size-asian="50pt" style:font-size-complex="50pt"/>
    </style:style>
    <style:style style:name="P136" style:family="paragraph" style:parent-style-name="Standard">
      <style:paragraph-properties fo:margin-top="0.2374in" fo:margin-bottom="0.2374in" loext:contextual-spacing="false" fo:text-align="center" style:justify-single-word="false"/>
      <style:text-properties style:font-name="Noto Sans" fo:font-size="14pt" officeooo:rsid="0048dae9" officeooo:paragraph-rsid="019a71db" style:font-size-asian="50pt" style:font-size-complex="50pt"/>
    </style:style>
    <style:style style:name="P137" style:family="paragraph" style:parent-style-name="Standard">
      <style:paragraph-properties fo:margin-top="0.2374in" fo:margin-bottom="0.2374in" loext:contextual-spacing="false" fo:text-align="center" style:justify-single-word="false"/>
      <style:text-properties style:font-name="Noto Sans" fo:font-size="14pt" officeooo:rsid="0048dae9" officeooo:paragraph-rsid="01a15180" style:font-size-asian="50pt" style:font-size-complex="50pt"/>
    </style:style>
    <style:style style:name="P138" style:family="paragraph" style:parent-style-name="Standard">
      <style:paragraph-properties fo:margin-top="0in" fo:margin-bottom="0.2402in" loext:contextual-spacing="false" fo:text-align="center" style:justify-single-word="false"/>
      <style:text-properties style:font-name="Noto Sans" fo:font-size="14pt" officeooo:rsid="004b00ac" officeooo:paragraph-rsid="019a71db" style:font-size-asian="50pt" style:font-size-complex="50pt"/>
    </style:style>
    <style:style style:name="P139" style:family="paragraph" style:parent-style-name="Standard">
      <style:paragraph-properties fo:margin-top="0in" fo:margin-bottom="0.2402in" loext:contextual-spacing="false" fo:text-align="center" style:justify-single-word="false"/>
      <style:text-properties style:font-name="Noto Sans" fo:font-size="14pt" officeooo:rsid="004b00ac" officeooo:paragraph-rsid="01a15180" style:font-size-asian="50pt" style:font-size-complex="50pt"/>
    </style:style>
    <style:style style:name="P140" style:family="paragraph" style:parent-style-name="Standard">
      <style:paragraph-properties fo:break-before="page"/>
      <style:text-properties style:font-name="Noto Sans" fo:font-size="26pt" officeooo:rsid="00070bc9" officeooo:paragraph-rsid="019a71db"/>
    </style:style>
    <style:style style:name="P141" style:family="paragraph" style:parent-style-name="Standard">
      <style:paragraph-properties fo:break-before="page"/>
      <style:text-properties style:font-name="Noto Sans" fo:font-size="26pt" officeooo:rsid="00070bc9" officeooo:paragraph-rsid="01a15180"/>
    </style:style>
    <style:style style:name="P142" style:family="paragraph" style:parent-style-name="Standard">
      <style:paragraph-properties fo:text-align="justify" style:justify-single-word="false" fo:break-before="page"/>
      <style:text-properties style:font-name="Noto Sans" fo:font-size="22pt" officeooo:rsid="0058d6f9" officeooo:paragraph-rsid="019a71db"/>
    </style:style>
    <style:style style:name="P143" style:family="paragraph" style:parent-style-name="Standard">
      <style:paragraph-properties fo:text-align="justify" style:justify-single-word="false" fo:break-before="page"/>
      <style:text-properties style:font-name="Noto Sans" fo:font-size="22pt" officeooo:rsid="0058d6f9" officeooo:paragraph-rsid="01a15180"/>
    </style:style>
    <style:style style:name="T1" style:family="text">
      <style:text-properties officeooo:rsid="00669c6c"/>
    </style:style>
    <style:style style:name="T2" style:family="text">
      <style:text-properties officeooo:rsid="0008c185"/>
    </style:style>
    <style:style style:name="T3" style:family="text">
      <style:text-properties officeooo:rsid="000d1eb1"/>
    </style:style>
    <style:style style:name="T4" style:family="text">
      <style:text-properties officeooo:rsid="00109832"/>
    </style:style>
    <style:style style:name="T5" style:family="text">
      <style:text-properties officeooo:rsid="0014b07c"/>
    </style:style>
    <style:style style:name="T6" style:family="text">
      <style:text-properties officeooo:rsid="0017e438"/>
    </style:style>
    <style:style style:name="T7" style:family="text">
      <style:text-properties officeooo:rsid="002444e5"/>
    </style:style>
    <style:style style:name="T8" style:family="text">
      <style:text-properties officeooo:rsid="00259552"/>
    </style:style>
    <style:style style:name="T9" style:family="text">
      <style:text-properties officeooo:rsid="00277252"/>
    </style:style>
    <style:style style:name="T10" style:family="text">
      <style:text-properties officeooo:rsid="00309903"/>
    </style:style>
    <style:style style:name="T11" style:family="text">
      <style:text-properties officeooo:rsid="003a0bf5"/>
    </style:style>
    <style:style style:name="T12" style:family="text">
      <style:text-properties officeooo:rsid="00415b89"/>
    </style:style>
    <style:style style:name="T13" style:family="text">
      <style:text-properties officeooo:rsid="00451ed0"/>
    </style:style>
    <style:style style:name="T14" style:family="text">
      <style:text-properties officeooo:rsid="00490e74"/>
    </style:style>
    <style:style style:name="T15" style:family="text">
      <style:text-properties officeooo:rsid="0059ad5b"/>
    </style:style>
    <style:style style:name="T16" style:family="text">
      <style:text-properties officeooo:rsid="00653499"/>
    </style:style>
    <style:style style:name="T17" style:family="text">
      <style:text-properties officeooo:rsid="007c840a"/>
    </style:style>
    <style:style style:name="T18" style:family="text">
      <style:text-properties officeooo:rsid="0082d954"/>
    </style:style>
    <style:style style:name="T19" style:family="text">
      <style:text-properties officeooo:rsid="00836645"/>
    </style:style>
    <style:style style:name="T20" style:family="text">
      <style:text-properties officeooo:rsid="008ccd18"/>
    </style:style>
    <style:style style:name="T21" style:family="text">
      <style:text-properties officeooo:rsid="0092fe25"/>
    </style:style>
    <style:style style:name="T22" style:family="text">
      <style:text-properties officeooo:rsid="00931129"/>
    </style:style>
    <style:style style:name="T23" style:family="text">
      <style:text-properties officeooo:rsid="0094362c"/>
    </style:style>
    <style:style style:name="T24" style:family="text">
      <style:text-properties officeooo:rsid="00b3f10b"/>
    </style:style>
    <style:style style:name="T25" style:family="text">
      <style:text-properties officeooo:rsid="00b67a1e"/>
    </style:style>
    <style:style style:name="T26" style:family="text">
      <style:text-properties officeooo:rsid="00b820f5"/>
    </style:style>
    <style:style style:name="T27" style:family="text">
      <style:text-properties officeooo:rsid="00bb21d4"/>
    </style:style>
    <style:style style:name="T28" style:family="text">
      <style:text-properties officeooo:rsid="00ca2a5d"/>
    </style:style>
    <style:style style:name="T29" style:family="text">
      <style:text-properties officeooo:rsid="00d7ad17"/>
    </style:style>
    <style:style style:name="T30" style:family="text">
      <style:text-properties officeooo:rsid="00de60b6"/>
    </style:style>
    <style:style style:name="T31" style:family="text">
      <style:text-properties fo:font-weight="bold" style:font-weight-asian="bold" style:font-weight-complex="bold"/>
    </style:style>
    <style:style style:name="T32" style:family="text">
      <style:text-properties fo:font-weight="bold" officeooo:rsid="00b820f5" style:font-weight-asian="bold" style:font-weight-complex="bold"/>
    </style:style>
    <style:style style:name="T33" style:family="text">
      <style:text-properties fo:font-weight="bold" officeooo:rsid="01983154" style:font-weight-asian="bold" style:font-weight-complex="bold"/>
    </style:style>
    <style:style style:name="T34" style:family="text">
      <style:text-properties officeooo:rsid="00fdb9e2"/>
    </style:style>
    <style:style style:name="T35" style:family="text">
      <style:text-properties officeooo:rsid="010d8bee"/>
    </style:style>
    <style:style style:name="T36" style:family="text">
      <style:text-properties officeooo:rsid="01229efa"/>
    </style:style>
    <style:style style:name="T37" style:family="text">
      <style:text-properties officeooo:rsid="012426b5"/>
    </style:style>
    <style:style style:name="T38" style:family="text">
      <style:text-properties officeooo:rsid="01432470"/>
    </style:style>
    <style:style style:name="T39" style:family="text">
      <style:text-properties officeooo:rsid="014cb65f"/>
    </style:style>
    <style:style style:name="T40" style:family="text">
      <style:text-properties officeooo:rsid="016486b2"/>
    </style:style>
    <style:style style:name="T41" style:family="text">
      <style:text-properties officeooo:rsid="0168c087"/>
    </style:style>
    <style:style style:name="T42" style:family="text">
      <style:text-properties officeooo:rsid="0175dc6e"/>
    </style:style>
    <style:style style:name="T43" style:family="text">
      <style:text-properties officeooo:rsid="018a371a"/>
    </style:style>
    <style:style style:name="T44" style:family="text">
      <style:text-properties officeooo:rsid="0194bb30"/>
    </style:style>
    <style:style style:name="T45" style:family="text">
      <style:text-properties officeooo:rsid="01983154"/>
    </style:style>
    <style:style style:name="T46" style:family="text">
      <style:text-properties officeooo:rsid="01a293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UNNAMED</text:p>
      <text:p text:style-name="P135">DK</text:p>
      <text:p text:style-name="P137"><text:span text:style-name="T14">For competition </text:span>20<text:span text:style-name="T16">17</text:span></text:p>
      <text:p text:style-name="P139">Deadline “<text:span text:style-name="T42">30</text:span>.0<text:span text:style-name="T42">4</text:span>.2017”</text:p>
      <text:p text:style-name="P141">OVER<text:span text:style-name="T2">VI</text:span>EW</text:p>
      <text:p text:style-name="P107"/>
      <text:p text:style-name="P107">Theme</text:p>
      <text:p text:style-name="P70">This <text:span text:style-name="T3">is</text:span> gonna be very dark creepy game. No mercy whatsoever. Dungeons barely touched by light. <text:span text:style-name="T4">Monsters deadly and ugly.</text:span></text:p>
      <text:p text:style-name="P70"/>
      <text:p text:style-name="P109">Setting</text:p>
      <text:p text:style-name="P72">High fantasy but no elves or d<text:span text:style-name="T6">w</text:span>ar<text:span text:style-name="T6">v</text:span>es. <text:span text:style-name="T5">Other magical creatures and also magic itself are present. Magic is more of a mystical thing not many are weilding it but those who do, are considered badass.</text:span></text:p>
      <text:p text:style-name="P72"/>
      <text:p text:style-name="P111">Genere</text:p>
      <text:p text:style-name="P74">Top down <text:span text:style-name="T8">f</text:span>ast paced <text:span text:style-name="T7">realtime</text:span> Dungeon Crawler <text:span text:style-name="T11">with puzzles.</text:span></text:p>
      <text:p text:style-name="P74"/>
      <text:p text:style-name="P113">Core Gameplay Mechanics Brief</text:p>
      <text:p text:style-name="P76">Player ventures through the dungeon with only a pocketful of things that <text:s/>can help him. Thing that matters the most is his ability to think. Finding keys, pulling levers to open the doors and <text:span text:style-name="T9">Killing giant beasts ain’t gonna be easy. Player needs to level often enough to encourage him to push the boundaries but not quite often enough to make him feel like leveling is not important and he’s just bombarded with it. </text:span></text:p>
      <text:p text:style-name="P76"/>
      <text:p text:style-name="P78">Items, Weapons and Spells can all be found in chests or “treasure piles”.</text:p>
      <text:p text:style-name="P80">By searching them player can choose what he wants and leave the rest - </text:p>
      <text:p text:style-name="P80">Space in Inventory is limited <text:span text:style-name="T10">(By amount of Slots).</text:span></text:p>
      <text:p text:style-name="P80"/>
      <text:p text:style-name="P115">Scope</text:p>
      <text:p text:style-name="P82">Game can’t be too long or complicated, It’s to be made in the course of <text:span text:style-name="T12">only</text:span> Three months. <text:span text:style-name="T13">It has to be managable by a single person. And of course possible to finish.</text:span></text:p>
      <text:p text:style-name="P143">Look and feel</text:p>
      <text:p text:style-name="P84">It will be dark, nasty and wet. It should make player feel like they are constantly in danger. <text:span text:style-name="T15">But at the same time make him believe he’ll manage. </text:span></text:p>
      <text:p text:style-name="P84"/>
      <text:p text:style-name="P129">GAMEPLAY</text:p>
      <text:p text:style-name="P129"/>
      <text:p text:style-name="P117"><text:span text:style-name="T19">Game</text:span> <text:span text:style-name="T18">Progression</text:span></text:p>
      <text:p text:style-name="P84">With each and every enemy killed the player gains ex<text:span text:style-name="T17">pe</text:span>rience points. Those points will allow him to train abilities such as Swords, Bows and ones like that. He’ll keep on finding better weapons and/or armor. Also the lower the dungeon the more likely it is to find powerful spells and potions. But magic will also be available very early in the game.</text:p>
      <text:p text:style-name="P84"/>
      <text:p text:style-name="P119">Objective<text:span text:style-name="T20">s</text:span></text:p>
      <text:p text:style-name="P86">The main objective of the level is:</text:p>
      <text:p text:style-name="P86"><text:span text:style-name="T21">1. </text:span>Explore the whole level</text:p>
      <text:p text:style-name="P86"><text:span text:style-name="T22">2. </text:span>Level UP</text:p>
      <text:p text:style-name="P86"><text:span text:style-name="T23">3. </text:span>Get stronger</text:p>
      <text:p text:style-name="P86"><text:span text:style-name="T23">4. </text:span>Find keys &amp; levers to open the doors</text:p>
      <text:p text:style-name="P62">5. Get to the boss</text:p>
      <text:p text:style-name="P62">6. Kill him</text:p>
      <text:p text:style-name="P62">7. Go to the next level</text:p>
      <text:p text:style-name="P62">8. Be <text:span text:style-name="T40">shit </text:span>again</text:p>
      <text:p text:style-name="P86"/>
      <text:p text:style-name="P131">MECHANICS</text:p>
      <text:p text:style-name="P131"/>
      <text:p text:style-name="P131"/>
      <text:p text:style-name="P131"/>
      <text:p text:style-name="P121"><text:soft-page-break/>Movement</text:p>
      <text:p text:style-name="P88">Up, Down, Left and Right are the keys. Four directions North, South, East and West. Shift for running faster. <text:span text:style-name="T24">There’s no stamina.</text:span></text:p>
      <text:p text:style-name="P86"/>
      <text:p text:style-name="P121">Objects</text:p>
      <text:p text:style-name="P90"><text:span text:style-name="T31">Chest</text:span> – <text:span text:style-name="T27">Thing that contains items. It can be locked and require key to open. Well it can also be picked if required skill is available.</text:span></text:p>
      <text:p text:style-name="P90"/>
      <text:p text:style-name="P90"><text:span text:style-name="T31">Note</text:span> – <text:span text:style-name="T28">Piece of paper lying on something aka. Ground. Contains messages or letters written by other people. Tutorial will also be written on the notes.</text:span></text:p>
      <text:p text:style-name="P90"/>
      <text:p text:style-name="P90"><text:span text:style-name="T31">Lever</text:span> – <text:span text:style-name="T29">Lever can only be pulled in either direction. It can activate and deactivate other objects. Presumably doors. </text:span></text:p>
      <text:p text:style-name="P90"/>
      <text:p text:style-name="P90"><text:span text:style-name="T31">Door</text:span> – <text:span text:style-name="T30">Block certain areas from the player. Doors can be opened by using either Key, Lever or Press plate.</text:span></text:p>
      <text:p text:style-name="P90"/>
      <text:p text:style-name="P90"><text:span text:style-name="T31">Treasure </text:span><text:span text:style-name="T32">p</text:span><text:span text:style-name="T31">ile</text:span> – <text:span text:style-name="T39">Pile of Items laid on the floor in an unordered manner. Can be picked up at will.</text:span></text:p>
      <text:p text:style-name="P90"/>
      <text:p text:style-name="P92"><text:span text:style-name="T31">Press plate</text:span> – <text:span text:style-name="T35">Press plate is nothing complicated it’s just a square on the floor. It can activate and deactivate things just like lever. Player doesn’t have to stand on it he can just run over it.</text:span></text:p>
      <text:p text:style-name="P92"/>
      <text:p text:style-name="P94"><text:span text:style-name="T31">Button</text:span> – Button trigger. Activated by using.</text:p>
      <text:p text:style-name="P92"/>
      <text:p text:style-name="P96"><text:span text:style-name="T31">Spike trap</text:span> <text:span text:style-name="T26">–</text:span> <text:span text:style-name="T41">When player walks on a Spike trap it activates and thrusts spikes up the player’s ass. They can be disabled by triggers.</text:span></text:p>
      <text:p text:style-name="P86"/>
      <text:p text:style-name="P121">Interactions</text:p>
      <text:p text:style-name="P90"><text:span text:style-name="T31">Chest</text:span> – <text:span text:style-name="T27">Player comes up to a chest then it name appears next he presses the “Action” key. That brings up the looting window. It looks like a little inventory. Player can choose items to collect or just take them all.</text:span></text:p>
      <text:p text:style-name="P90"/>
      <text:p text:style-name="P90"><text:soft-page-break/><text:span text:style-name="T31">Note</text:span> – <text:span text:style-name="T36">When player comes close enough the label “Note” appears. Note an be activated with “Action” key. Full screen note then appears. Posibilities are two Player can either take the note by pressing “Action” again, or exit reading screen by pressing “Esc”. When note is being read game is paused and there’s no threat to the Player.</text:span></text:p>
      <text:p text:style-name="P90"/>
      <text:p text:style-name="P90"><text:span text:style-name="T31">Lever</text:span> – <text:span text:style-name="T37">Label “Lever”. Lever can be activated by pressing the “Action” key. When pulling the lever player is not stopped in any way. Simple and short <text:s/>“Touching” animation is fired on the player.</text:span></text:p>
      <text:p text:style-name="P90"/>
      <text:p text:style-name="P90"><text:span text:style-name="T31">Door</text:span> – <text:span text:style-name="T38">Doors have no label. They cannot be lockpicked nor destroyed. Door once opened can’t be closed again. Using key on doors removes the key from player’s inventory. Activating it with Lever or Press plate deactivtes the trigger. The same animation as in lever is played on the Player.</text:span></text:p>
      <text:p text:style-name="P90"/>
      <text:p text:style-name="P90"><text:span text:style-name="T31">Treasure </text:span><text:span text:style-name="T32">p</text:span><text:span text:style-name="T31">ile</text:span> – <text:span text:style-name="T34">Treasure pile is almost like a chest but the only difference is it cannot be locked and can only contain a handful of items. Once every item is taken from it, It’s begin removed. </text:span></text:p>
      <text:p text:style-name="P98"><text:s/></text:p>
      <text:p text:style-name="P100"><text:span text:style-name="T31">NPCs</text:span> <text:span text:style-name="T25">– Talking.</text:span></text:p>
      <text:p text:style-name="P86"/>
      <text:p text:style-name="P123">Items</text:p>
      <text:p text:style-name="P62">shit</text:p>
      <text:p text:style-name="P86"/>
      <text:p text:style-name="P123">Combat</text:p>
      <text:p text:style-name="P62">shit</text:p>
      <text:p text:style-name="P62"/>
      <text:p text:style-name="P125">Attributes</text:p>
      <text:p text:style-name="P52"><text:span text:style-name="T31">Health</text:span> – <text:span text:style-name="T43">Determines how much damage player can take before dying.</text:span></text:p>
      <text:p text:style-name="P52"/>
      <text:p text:style-name="P55"><text:span text:style-name="T31">Magicka</text:span> – Determines what and/or how many spells can be casted by the player.</text:p>
      <text:p text:style-name="P52"/>
      <text:p text:style-name="P59"><text:span text:style-name="T31">Damage</text:span> – yeah.</text:p>
      <text:p text:style-name="P59"><text:soft-page-break/></text:p>
      <text:p text:style-name="P59"><text:span text:style-name="T31">Defense</text:span> – Armor.</text:p>
      <text:p text:style-name="P62"/>
      <text:p text:style-name="P105">Leveling</text:p>
      <text:p text:style-name="P102">When player kills an enemy he gains certain amount of xp <text:span text:style-name="T46">depending on the enemy. When amount xp levels with amount required to advance.</text:span></text:p>
      <text:p text:style-name="P102"/>
      <text:p text:style-name="P65">Every level up a Dialog box appears. Asking player to pick either health or magicka to be trained.</text:p>
      <text:p text:style-name="P86"/>
      <text:p text:style-name="P123">MOBs</text:p>
      <text:p text:style-name="P62">shit</text:p>
      <text:p text:style-name="P86"/>
      <text:p text:style-name="P127">Spells</text:p>
      <text:p text:style-name="P68">Spells can be learnt by reading scrolls. <text:span text:style-name="T44">Spells when learnt are written down in a spellbook, from where they can be accessed. Spell chosen from spellbook appears in UI as active spell and can be casted at any moment.</text:span></text:p>
      <text:p text:style-name="P68"/>
      <text:p text:style-name="P59"><text:span text:style-name="T33">Fireball</text:span> – <text:span text:style-name="T45">Ball of fire traveling forward. Explodes upon impact. Deals 10 damage.</text:span></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Noto Sans" fo:font-size="10pt" officeooo:rsid="00653499" officeooo:paragraph-rsid="00653499"/>
    </style:style>
    <style:style style:name="MT1" style:family="text">
      <style:text-properties officeooo:rsid="00669c6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nnamed Game Project 2017 – <text:span text:style-name="MT1">D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22:26:48.640252966</meta:creation-date>
    <dc:date>2017-01-30T21:07:14.267273999</dc:date>
    <meta:editing-duration>PT3H31M</meta:editing-duration>
    <meta:editing-cycles>213</meta:editing-cycles>
    <meta:generator>LibreOffice/5.1.4.2$Linux_X86_64 LibreOffice_project/10m0$Build-2</meta:generator>
    <meta:document-statistic meta:table-count="0" meta:image-count="0" meta:object-count="0" meta:page-count="6" meta:paragraph-count="71" meta:word-count="914" meta:character-count="5172" meta:non-whitespace-character-count="4300"/>
  </office:meta>
</office:document-meta>
</file>